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51mm" table:align="margins"/>
    </style:style>
    <style:style style:name="Table1.A" style:family="table-column">
      <style:table-column-properties style:column-width="41.26mm" style:rel-column-width="32767*"/>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paragraph-rsid="000b91cb"/>
    </style:style>
    <style:style style:name="P2" style:family="paragraph" style:parent-style-name="Text_20_body">
      <style:text-properties officeooo:paragraph-rsid="000d5ccc"/>
    </style:style>
    <style:style style:name="P3" style:family="paragraph" style:parent-style-name="Text_20_body" style:list-style-name="L4"/>
    <style:style style:name="P4" style:family="paragraph" style:parent-style-name="Text_20_body">
      <style:paragraph-properties fo:margin-top="0mm" fo:margin-bottom="0mm" loext:contextual-spacing="false"/>
    </style:style>
    <style:style style:name="P5" style:family="paragraph" style:parent-style-name="Text_20_body">
      <style:paragraph-properties fo:margin-top="0mm" fo:margin-bottom="0mm" loext:contextual-spacing="false"/>
      <style:text-properties officeooo:paragraph-rsid="000d5ccc"/>
    </style:style>
    <style:style style:name="P6" style:family="paragraph" style:parent-style-name="Text_20_body" style:list-style-name="L4">
      <style:paragraph-properties fo:margin-top="0mm" fo:margin-bottom="0mm" loext:contextual-spacing="false"/>
    </style:style>
    <style:style style:name="P7" style:family="paragraph" style:parent-style-name="Heading_20_1">
      <style:text-properties officeooo:rsid="000b91cb" officeooo:paragraph-rsid="000d5ccc"/>
    </style:style>
    <style:style style:name="P8" style:family="paragraph" style:parent-style-name="Heading_20_1">
      <style:text-properties officeooo:paragraph-rsid="000b91cb"/>
    </style:style>
    <style:style style:name="T1" style:family="text">
      <style:text-properties fo:font-weight="bold" style:font-weight-asian="bold" style:font-weight-complex="bold"/>
    </style:style>
    <style:style style:name="Sect1" style:family="section">
      <style:section-properties text:dont-balance-text-columns="false" style:editable="false">
        <style:columns fo:column-count="2" fo:column-gap="4.97mm">
          <style:column style:rel-width="4818*" fo:start-indent="0mm" fo:end-indent="2.49mm"/>
          <style:column style:rel-width="4820*" fo:start-indent="2.4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2mm" text:min-label-width="1.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1.01mm" fo:margin-left="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curity</text:p>
      <text:section text:style-name="Sect1" text:name="Section1">
        <text:h text:style-name="P7" text:outline-level="1">SSL</text:h>
        <text:p text:style-name="P2"><text:span text:style-name="Strong_20_Emphasis">Secure Socket Layers</text:span> </text:p>
        <text:p text:style-name="P2">It’s a process where data passed between the user and server is encrypted/decrypted so that no external third party can hijack the connection.</text:p>
        <text:p text:style-name="P2">SSL behaves as a digital passport which verifies the credentials of both yourself and the end web server. When both identities are verified, SSL grants a secured connection through <text:span text:style-name="T1">HTTPS</text:span>. This process is performed using <text:span text:style-name="Strong_20_Emphasis">certificates</text:span>. </text:p>
        <text:h text:style-name="Heading_20_2" text:outline-level="2">Certificates</text:h>
        <table:table table:name="Table1" table:style-name="Table1">
          <table:table-column table:style-name="Table1.A" table:number-columns-repeated="2"/>
          <table:table-row>
            <table:table-cell table:style-name="Table1.A1" office:value-type="string">
              <text:p text:style-name="P2">The owner’s name</text:p>
            </table:table-cell>
            <table:table-cell table:style-name="Table1.B1" office:value-type="string">
              <text:p text:style-name="P5">The Certificate’s expiration date </text:p>
            </table:table-cell>
          </table:table-row>
          <table:table-row>
            <table:table-cell table:style-name="Table1.A2" office:value-type="string">
              <text:p text:style-name="P5">Certificate’s serial number used for identification </text:p>
            </table:table-cell>
            <table:table-cell table:style-name="Table1.B2" office:value-type="string">
              <text:p text:style-name="P5">The Certificate’s public key used to encrypt information </text:p>
            </table:table-cell>
          </table:table-row>
          <table:table-row>
            <table:table-cell table:style-name="Table1.B2" table:number-columns-spanned="2" office:value-type="string">
              <text:p text:style-name="P5">The Certificate’s private key used to decrypt inform (usually coming from a web server)</text:p>
            </table:table-cell>
            <table:covered-table-cell/>
          </table:table-row>
        </table:table>
        <text:list xml:id="list1457723711987586370" text:style-name="L4">
          <text:list-item>
            <text:p text:style-name="P3"><text:span text:style-name="Strong_20_Emphasis">Dedicated SSL</text:span> – the most secure and the most expensive solution. An HTTPS connection is only verified for your root domain targeted via a designated IP address. </text:p>
          </text:list-item>
          <text:list-item>
            <text:p text:style-name="P6"><text:span text:style-name="Strong_20_Emphasis">Shared SSL</text:span> – Web hosts which offer shared hosting will sometimes have multiple domain names pointing to the same IP address. In this case it’s much easier for the host to manage one single SSL on each server spanning an array of different websites. </text:p>
          </text:list-item>
          <text:list-item>
            <text:p text:style-name="P3"><text:span text:style-name="Strong_20_Emphasis">Wildcard SSL</text:span> – These can be similar to a dedicated or shared SSL certificate based on server configuration. Wildcard SSL certs will target multiple subdomains for your website. This is a viable solution if you split up different functions of your website e.g. shop.domain.com, checkout.domain.com, etc. </text:p>
          </text:list-item>
        </text:list>
        <text:p text:style-name="Text_20_body"/>
        <text:p text:style-name="Text_20_body"><text:s/></text:p>
        <text:p text:style-name="P4"/>
        <text:p text:style-name="P4"/>
        <text:p text:style-name="P4"/>
        <text:p text:style-name="Text_20_body"><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section>
      <text:p text:style-name="Text_20_body"/>
      <text:h text:style-name="P8"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9:24:06.663450798</meta:creation-date>
    <dc:date>2016-06-10T09:31:47.396080608</dc:date>
    <meta:editing-duration>PT7M40S</meta:editing-duration>
    <meta:editing-cycles>3</meta:editing-cycles>
    <meta:generator>LibreOffice/5.1.3.2$Linux_X86_64 LibreOffice_project/10m0$Build-2</meta:generator>
    <meta:document-statistic meta:table-count="1" meta:image-count="0" meta:object-count="0" meta:page-count="2" meta:paragraph-count="16" meta:word-count="217" meta:character-count="1384" meta:non-whitespace-character-count="1171"/>
  </office:meta>
</office:document-meta>
</file>